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2.331cm"/>
    </style:style>
    <style:style style:name="gr2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0.41cm"/>
    </style:style>
    <style:style style:name="gr3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272cm"/>
    </style:style>
    <style:style style:name="gr4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907cm"/>
    </style:style>
    <style:style style:name="gr5" style:family="graphic" style:parent-style-name="standard">
      <style:graphic-properties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9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48cm"/>
    </style:style>
    <style:style style:name="gr12" style:family="graphic" style:parent-style-name="standard">
      <style:graphic-properties draw:stroke="dash" draw:stroke-dash="Ultrafine_20_Dashed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draw:stroke="none" svg:stroke-width="0.025cm" svg:stroke-color="#000000" draw:marker-start-width="0.025cm" draw:marker-end-width="0.025cm" draw:fill="none" draw:fill-color="#ffffff" draw:textarea-horizontal-align="left" draw:auto-grow-height="true" draw:auto-grow-width="true" fo:min-height="0.665cm" fo:min-width="5.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Courier New'" style:font-style-name="Regular" style:font-pitch="fixed" fo:font-size="10pt"/>
    </style:style>
    <style:style style:name="T1" style:family="text">
      <style:text-properties fo:font-family="'Courier New'" style:font-style-name="Regular" style:font-pitch="fixed" fo:font-size="10pt"/>
    </style:style>
    <style:style style:name="T2" style:family="text">
      <style:text-properties fo:font-family="'Courier New'" style:font-style-name="Regular" style:font-pitch="fixed" fo:font-size="8pt" fo:font-style="italic"/>
    </style:style>
    <style:style style:name="T3" style:family="text">
      <style:text-properties fo:font-family="'Courier New'" style:font-style-name="Regular" style:font-pitch="fixed"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2.331cm" svg:height="0.399cm" svg:x="3.103cm" svg:y="0.24cm">
          <draw:text-box>
            <text:p text:style-name="P1"><text:span text:style-name="T1"><text:s/></text:span><text:span text:style-name="T1">DEPARTURE </text:span></text:p>
          </draw:text-box>
        </draw:frame>
        <draw:frame draw:style-name="gr2" draw:text-style-name="P2" draw:id="id3" draw:layer="layout" svg:width="0.849cm" svg:height="0.399cm" svg:x="7.663cm" svg:y="1.121cm">
          <draw:text-box>
            <text:p text:style-name="P1"><text:span text:style-name="T1"><text:s/></text:span><text:span text:style-name="T1">TO </text:span></text:p>
          </draw:text-box>
        </draw:frame>
        <draw:frame draw:style-name="gr3" draw:text-style-name="P2" draw:id="id2" draw:layer="layout" svg:width="1.272cm" svg:height="0.399cm" svg:x="15.107cm" svg:y="1.71cm">
          <draw:text-box>
            <text:p text:style-name="P1"><text:span text:style-name="T1"><text:s/></text:span><text:span text:style-name="T1">TIME </text:span></text:p>
          </draw:text-box>
        </draw:frame>
        <draw:frame draw:style-name="gr4" draw:text-style-name="P2" draw:id="id4" draw:layer="layout" svg:width="1.907cm" svg:height="0.399cm" svg:x="10.582cm" svg:y="2.418cm">
          <draw:text-box>
            <text:p text:style-name="P1"><text:span text:style-name="T1"><text:s/></text:span><text:span text:style-name="T1">STATION </text:span></text:p>
          </draw:text-box>
        </draw:frame>
        <draw:connector draw:style-name="gr5" draw:text-style-name="P3" draw:layer="layout" draw:type="curve" svg:x1="5.434cm" svg:y1="0.439cm" svg:x2="15.743cm" svg:y2="1.71cm" draw:start-shape="id1" draw:start-glue-point="1" draw:end-shape="id2" draw:end-glue-point="0">
          <text:p text:style-name="P1"/>
        </draw:connector>
        <draw:connector draw:style-name="gr5" draw:text-style-name="P3" draw:layer="layout" draw:type="curve" svg:x1="4.268cm" svg:y1="0.639cm" svg:x2="7.663cm" svg:y2="1.32cm" draw:start-shape="id1" draw:start-glue-point="2" draw:end-shape="id3" draw:end-glue-point="3">
          <text:p text:style-name="P1"/>
        </draw:connector>
        <draw:connector draw:style-name="gr5" draw:text-style-name="P3" draw:layer="layout" draw:type="curve" svg:x1="8.512cm" svg:y1="1.32cm" svg:x2="11.535cm" svg:y2="2.418cm" draw:start-shape="id3" draw:start-glue-point="1" draw:end-shape="id4" draw:end-glue-point="0">
          <text:p text:style-name="P1"/>
        </draw:connector>
        <draw:connector draw:style-name="gr5" draw:text-style-name="P3" draw:layer="layout" draw:type="curve" svg:x1="4.268cm" svg:y1="0.639cm" svg:x2="1.151cm" svg:y2="3.661cm" draw:start-shape="id1" draw:start-glue-point="2" draw:end-shape="id5" draw:end-glue-point="0">
          <text:p text:style-name="P1"/>
        </draw:connector>
        <draw:connector draw:style-name="gr5" draw:text-style-name="P3" draw:layer="layout" draw:type="curve" svg:x1="4.268cm" svg:y1="0.639cm" svg:x2="3.222cm" svg:y2="3.661cm" draw:start-shape="id1" draw:start-glue-point="2" draw:end-shape="id6" draw:end-glue-point="0">
          <text:p text:style-name="P1"/>
        </draw:connector>
        <draw:connector draw:style-name="gr5" draw:text-style-name="P3" draw:layer="layout" draw:type="curve" svg:x1="4.268cm" svg:y1="0.639cm" svg:x2="5.352cm" svg:y2="3.661cm" draw:start-shape="id1" draw:start-glue-point="2" draw:end-shape="id7" draw:end-glue-point="0">
          <text:p text:style-name="P1"/>
        </draw:connector>
        <draw:connector draw:style-name="gr5" draw:text-style-name="P3" draw:layer="layout" draw:type="curve" svg:x1="8.087cm" svg:y1="1.52cm" svg:x2="9.341cm" svg:y2="3.661cm" draw:start-shape="id3" draw:start-glue-point="2" draw:end-shape="id8" draw:end-glue-point="0">
          <text:p text:style-name="P1"/>
        </draw:connector>
        <draw:connector draw:style-name="gr5" draw:text-style-name="P3" draw:layer="layout" draw:type="curve" svg:x1="15.743cm" svg:y1="2.109cm" svg:x2="13.63cm" svg:y2="3.661cm" draw:start-shape="id2" draw:start-glue-point="2" draw:end-shape="id9" draw:end-glue-point="0">
          <text:p text:style-name="P1"/>
        </draw:connector>
        <draw:connector draw:style-name="gr5" draw:text-style-name="P3" draw:layer="layout" draw:type="curve" svg:x1="15.743cm" svg:y1="2.109cm" svg:x2="15.745cm" svg:y2="3.661cm" draw:start-shape="id2" draw:start-glue-point="2" draw:end-shape="id10">
          <text:p text:style-name="P1"/>
        </draw:connector>
        <draw:connector draw:style-name="gr5" draw:text-style-name="P3" draw:layer="layout" draw:type="curve" svg:x1="15.743cm" svg:y1="2.109cm" svg:x2="17.832cm" svg:y2="3.661cm" draw:start-shape="id2" draw:start-glue-point="2" draw:end-shape="id11" draw:end-glue-point="0">
          <text:p text:style-name="P1"/>
        </draw:connector>
        <draw:connector draw:style-name="gr5" draw:text-style-name="P3" draw:layer="layout" draw:type="curve" svg:x1="4.268cm" svg:y1="0.639cm" svg:x2="7.341cm" svg:y2="3.661cm" draw:start-shape="id1" draw:start-glue-point="2" draw:end-shape="id12" draw:end-glue-point="0">
          <text:p text:style-name="P1"/>
        </draw:connector>
        <draw:frame draw:style-name="gr6" draw:text-style-name="P5" draw:layer="layout" svg:width="1.944cm" svg:height="1.593cm" svg:x="8.469cm" svg:y="4.221cm">
          <draw:text-box>
            <text:p text:style-name="P4"><text:span text:style-name="T1">TO </text:span></text:p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0.079cm" svg:y="4.221cm">
          <draw:text-box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id="id14" draw:layer="layout" svg:width="1.944cm" svg:height="1.593cm" svg:x="10.566cm" svg:y="4.221cm">
          <draw:text-box>
            <text:p text:style-name="P4"><text:span text:style-name="T1">STATION</text:span></text:p>
            <text:p text:style-name="P4"><text:span text:style-name="T1">TO </text:span></text:p>
            <text:p text:style-name="P4"><text:span text:style-name="T1">DEPARTURE</text:span></text:p>
            <text:p text:style-name="P4"><text:span text:style-name="T1">-</text:span></text:p>
          </draw:text-box>
        </draw:frame>
        <draw:frame draw:style-name="gr6" draw:text-style-name="P5" draw:id="id15" draw:layer="layout" svg:width="1.944cm" svg:height="1.593cm" svg:x="12.664cm" svg:y="4.221cm">
          <draw:text-box>
            <text:p text:style-name="P4"><text:span text:style-name="T1">TIME </text:span></text:p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2.177cm" svg:y="4.221cm">
          <draw:text-box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4.274cm" svg:y="4.221cm">
          <draw:text-box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6.371cm" svg:y="4.221cm">
          <draw:text-box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14.761cm" svg:y="4.221cm">
          <draw:text-box>
            <text:p text:style-name="P4"><text:span text:style-name="T1">TIME </text:span></text:p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6" draw:text-style-name="P5" draw:layer="layout" svg:width="1.944cm" svg:height="1.593cm" svg:x="16.86cm" svg:y="4.221cm">
          <draw:text-box>
            <text:p text:style-name="P4"><text:span text:style-name="T1">TIME </text:span></text:p>
            <text:p text:style-name="P4"><text:span text:style-name="T1">DEPARTURE</text:span></text:p>
            <text:p text:style-name="P4"><text:span text:style-name="T1">-</text:span></text:p>
            <text:p text:style-name="P4"><text:span text:style-name="T1">-</text:span></text:p>
          </draw:text-box>
        </draw:frame>
        <draw:frame draw:style-name="gr7" draw:text-style-name="P2" draw:id="id5" draw:layer="layout" svg:width="0.849cm" svg:height="0.399cm" svg:x="0.727cm" svg:y="3.661cm">
          <draw:text-box>
            <text:p text:style-name="P1"><text:span text:style-name="T1">jede</text:span></text:p>
          </draw:text-box>
        </draw:frame>
        <draw:frame draw:style-name="gr8" draw:text-style-name="P2" draw:id="id6" draw:layer="layout" svg:width="1.272cm" svg:height="0.399cm" svg:x="2.586cm" svg:y="3.661cm">
          <draw:text-box>
            <text:p text:style-name="P1"><text:span text:style-name="T1">nějaký</text:span></text:p>
          </draw:text-box>
        </draw:frame>
        <draw:frame draw:style-name="gr8" draw:text-style-name="P2" draw:id="id7" draw:layer="layout" svg:width="1.272cm" svg:height="0.399cm" svg:x="4.716cm" svg:y="3.661cm">
          <draw:text-box>
            <text:p text:style-name="P1"><text:span text:style-name="T1">spěšný</text:span></text:p>
          </draw:text-box>
        </draw:frame>
        <draw:frame draw:style-name="gr9" draw:text-style-name="P2" draw:id="id12" draw:layer="layout" svg:width="0.849cm" svg:height="0.399cm" svg:x="6.917cm" svg:y="3.661cm">
          <draw:text-box>
            <text:p text:style-name="P1"><text:span text:style-name="T1">vlak</text:span></text:p>
          </draw:text-box>
        </draw:frame>
        <draw:frame draw:style-name="gr10" draw:text-style-name="P2" draw:id="id8" draw:layer="layout" svg:width="0.426cm" svg:height="0.399cm" svg:x="9.128cm" svg:y="3.661cm">
          <draw:text-box>
            <text:p text:style-name="P1"><text:span text:style-name="T1">do</text:span></text:p>
          </draw:text-box>
        </draw:frame>
        <draw:frame draw:style-name="gr8" draw:text-style-name="P2" draw:id="id13" draw:layer="layout" svg:width="1.06cm" svg:height="0.399cm" svg:x="11.002cm" svg:y="3.661cm">
          <draw:text-box>
            <text:p text:style-name="P1"><text:span text:style-name="T1">Prahy</text:span></text:p>
          </draw:text-box>
        </draw:frame>
        <draw:frame draw:style-name="gr8" draw:text-style-name="P2" draw:id="id9" draw:layer="layout" svg:width="1.06cm" svg:height="0.399cm" svg:x="13.1cm" svg:y="3.661cm">
          <draw:text-box>
            <text:p text:style-name="P1"><text:span text:style-name="T1">kolem</text:span></text:p>
          </draw:text-box>
        </draw:frame>
        <draw:frame draw:style-name="gr8" draw:text-style-name="P2" draw:id="id10" draw:layer="layout" svg:width="1.272cm" svg:height="0.399cm" svg:x="15.109cm" svg:y="3.661cm">
          <draw:text-box>
            <text:p text:style-name="P1"><text:span text:style-name="T1">čtvrté</text:span></text:p>
          </draw:text-box>
        </draw:frame>
        <draw:frame draw:style-name="gr11" draw:text-style-name="P2" draw:id="id11" draw:layer="layout" svg:width="1.907cm" svg:height="0.399cm" svg:x="16.879cm" svg:y="3.661cm">
          <draw:text-box>
            <text:p text:style-name="P1"><text:span text:style-name="T1">odpoledne</text:span></text:p>
          </draw:text-box>
        </draw:frame>
        <draw:connector draw:style-name="gr5" draw:text-style-name="P3" draw:layer="layout" draw:type="curve" svg:x1="11.535cm" svg:y1="2.817cm" svg:x2="11.532cm" svg:y2="3.661cm" draw:start-shape="id4" draw:start-glue-point="2" draw:end-shape="id13" draw:end-glue-point="0">
          <text:p text:style-name="P1"/>
        </draw:connector>
        <draw:connector draw:style-name="gr12" draw:text-style-name="P3" draw:layer="layout" draw:type="curve" svg:x1="11.538cm" svg:y1="5.814cm" svg:x2="13.636cm" svg:y2="5.814cm" draw:start-shape="id14" draw:start-glue-point="2" draw:end-shape="id15" draw:end-glue-point="2">
          <text:p text:style-name="P1"/>
        </draw:connector>
        <draw:frame draw:style-name="gr13" draw:text-style-name="P2" draw:layer="layout" svg:width="5.34cm" svg:height="0.721cm" svg:x="12.238cm" svg:y="6.566cm">
          <draw:text-box>
            <text:p text:style-name="P1"><text:span text:style-name="T2">The transition from the sixth</text:span></text:p>
            <text:p text:style-name="P1"><text:span text:style-name="T2">block to the </text:span><text:span text:style-name="T3">seventh</text:span><text:span text:style-name="T2"> block.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2" svg:stroke-width="0.025cm" svg:stroke-color="#000000" draw:marker-start-width="0.152cm" draw:marker-start-center="false" draw:marker-end-width="0.152cm" draw:marker-end-center="false" draw:stroke-linejoin="round" draw:fill="solid" draw:fill-color="#00b8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7.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12-10T15:23:56</dc:date>
    <dc:language>en-US</dc:language>
    <meta:editing-cycles>19</meta:editing-cycles>
    <meta:editing-duration>PT2H17M53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